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C40000ED4C0000958DBD07D37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5069in" table:align="center" style:writing-mode="lr-tb"/>
    </style:style>
    <style:style style:name="Table1.A" style:family="table-column">
      <style:table-column-properties style:column-width="5.5069in"/>
    </style:style>
    <style:style style:name="Table1.1" style:family="table-row">
      <style:table-row-properties style:keep-together="true" fo:keep-together="auto"/>
    </style:style>
    <style:style style:name="Table1.A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8Num1">
      <style:paragraph-properties fo:text-align="justify" style:justify-single-word="false"/>
    </style:style>
    <style:style style:name="P4" style:family="paragraph" style:parent-style-name="Standard" style:list-style-name="WW8Num5">
      <style:paragraph-properties fo:text-align="justify" style:justify-single-word="false"/>
    </style:style>
    <style:style style:name="P5" style:family="paragraph" style:parent-style-name="Standard">
      <style:paragraph-properties fo:text-align="center" style:justify-single-word="false"/>
      <style:text-properties fo:font-size="120pt" style:font-size-asian="120pt" style:font-size-complex="120pt"/>
    </style:style>
    <style:style style:name="P6" style:family="paragraph" style:parent-style-name="Standard">
      <style:paragraph-properties fo:text-align="justify" style:justify-single-word="false"/>
      <style:text-properties fo:language="none" fo:country="none" style:language-asian="none" style:country-asian="none"/>
    </style:style>
    <style:style style:name="P7" style:family="paragraph" style:parent-style-name="Standard">
      <style:paragraph-properties fo:text-align="center" style:justify-single-word="false"/>
      <style:text-properties fo:font-size="30pt" style:font-size-asian="30pt" style:font-size-complex="30pt"/>
    </style:style>
    <style:style style:name="P8" style:family="paragraph" style:parent-style-name="Standard">
      <style:paragraph-properties fo:text-align="center" style:justify-single-word="false"/>
      <style:text-properties fo:font-size="30pt" style:font-size-asian="30pt" style:font-size-complex="30pt"/>
    </style:style>
    <style:style style:name="P9" style:family="paragraph" style:parent-style-name="Standard" style:list-style-name="WW8Num1"/>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list-style-name="WW8Num4">
      <style:paragraph-properties fo:text-align="justify" style:justify-single-word="false"/>
      <style:text-properties fo:font-weight="bold" style:font-weight-asian="bold" style:font-weight-complex="bold"/>
    </style:style>
    <style:style style:name="P12" style:family="paragraph" style:parent-style-name="Standard" style:list-style-name="WW8Num5">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justify" style:justify-single-word="false"/>
    </style:style>
    <style:style style:name="P14" style:family="paragraph" style:parent-style-name="Standard" style:list-style-name="WW8Num1">
      <style:paragraph-properties fo:text-align="justify" style:justify-single-word="false"/>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margin-left="0.25in" fo:margin-right="0in" fo:text-align="justify" style:justify-single-word="false" fo:text-indent="0in" style:auto-text-indent="false"/>
    </style:style>
    <style:style style:name="P17" style:family="paragraph" style:parent-style-name="Standard">
      <style:paragraph-properties fo:margin-left="0.25in" fo:margin-right="0in" fo:text-align="justify" style:justify-single-word="false" fo:text-indent="0in" style:auto-text-indent="false"/>
      <style:text-properties fo:font-weight="bold" style:font-weight-asian="bold" style:font-weight-complex="bold"/>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text-align="justify" style:justify-single-word="false" fo:text-indent="0in" style:auto-text-indent="false"/>
    </style:style>
    <style:style style:name="P20" style:family="paragraph" style:parent-style-name="Standard">
      <style:paragraph-properties fo:margin-left="0.5in" fo:margin-right="0in" fo:text-align="justify" style:justify-single-word="false" fo:text-indent="0in" style:auto-text-indent="false"/>
      <style:text-properties fo:language="en" fo:country="GB"/>
    </style:style>
    <style:style style:name="P21" style:family="paragraph" style:parent-style-name="Standard">
      <style:paragraph-properties fo:margin-left="0.5in" fo:margin-right="0in" fo:text-align="justify" style:justify-single-word="false" fo:text-indent="0in" style:auto-text-indent="false"/>
      <style:text-properties fo:font-weight="bold" style:font-weight-asian="bold"/>
    </style:style>
    <style:style style:name="P22" style:family="paragraph" style:parent-style-name="Standard">
      <style:paragraph-properties fo:margin-left="0in" fo:margin-right="0in" fo:text-align="justify" style:justify-single-word="false" fo:text-indent="0.5in" style:auto-text-indent="false"/>
    </style:style>
    <style:style style:name="P23" style:family="paragraph" style:parent-style-name="Standard">
      <style:paragraph-properties fo:margin-left="0in" fo:margin-right="0in" fo:text-align="justify" style:justify-single-word="false" fo:text-indent="0.5in" style:auto-text-indent="false">
        <style:tab-stops>
          <style:tab-stop style:position="1in"/>
        </style:tab-stops>
      </style:paragraph-properties>
    </style:style>
    <style:style style:name="P24" style:family="paragraph" style:parent-style-name="Standard">
      <style:paragraph-properties fo:margin-left="1in" fo:margin-right="0in" fo:text-align="justify" style:justify-single-word="false" fo:text-indent="0in" style:auto-text-indent="false"/>
    </style:style>
    <style:style style:name="P25" style:family="paragraph" style:parent-style-name="Standard">
      <style:paragraph-properties fo:margin-left="1in" fo:margin-right="0in" fo:text-align="justify" style:justify-single-word="false" fo:text-indent="0in" style:auto-text-indent="false"/>
      <style:text-properties fo:font-weight="bold" style:font-weight-asian="bold"/>
    </style:style>
    <style:style style:name="P26" style:family="paragraph" style:parent-style-name="Standard">
      <style:paragraph-properties fo:margin-left="1.5in" fo:margin-right="0in" fo:text-align="justify" style:justify-single-word="false" fo:text-indent="0in" style:auto-text-indent="false"/>
    </style:style>
    <style:style style:name="P27" style:family="paragraph" style:parent-style-name="Standard" style:master-page-name="Standard">
      <style:paragraph-properties fo:text-align="center" style:justify-single-word="false" style:page-number="auto"/>
    </style:style>
    <style:style style:name="P28" style:family="paragraph" style:parent-style-name="Standard" style:master-page-name="Convert_20_1">
      <style:paragraph-properties fo:text-align="center" style:justify-single-word="false" style:page-number="auto"/>
    </style:style>
    <style:style style:name="P29" style:family="paragraph" style:parent-style-name="Header">
      <style:paragraph-properties fo:text-align="center" style:justify-single-word="false"/>
    </style:style>
    <style:style style:name="P30" style:family="paragraph" style:parent-style-name="Header">
      <style:text-properties fo:font-size="10pt" style:font-size-asian="10pt" style:font-size-complex="10pt"/>
    </style:style>
    <style:style style:name="T1" style:family="text">
      <style:text-properties fo:font-size="120pt" style:font-size-asian="120pt" style:font-size-complex="120pt"/>
    </style:style>
    <style:style style:name="T2" style:family="text">
      <style:text-properties fo:font-size="30pt" style:font-size-asian="30pt" style:font-size-complex="30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language="en" fo:country="GB"/>
    </style:style>
    <style:style style:name="T9" style:family="text">
      <style:text-properties fo:language="en" fo:country="GB" fo:font-weight="bold" style:font-weight-asian="bold" style:font-weight-complex="bold"/>
    </style:style>
    <style:style style:name="T10" style:family="text">
      <style:text-properties fo:language="en" fo:country="GB" fo:font-weight="bold" style:font-weight-asian="bold" style:font-weight-complex="bold"/>
    </style:style>
    <style:style style:name="T11" style:family="text">
      <style:text-properties fo:language="en" fo:country="GB"/>
    </style:style>
    <style:style style:name="T12" style:family="text">
      <style:text-properties fo:font-style="italic" style:font-style-asian="italic"/>
    </style:style>
    <style:style style:name="T13" style:family="text">
      <style:text-properties fo:font-size="10pt" style:font-size-asian="10pt" style:font-size-complex="10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0c0c0"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P1"/>
      <text:p text:style-name="P1"/>
      <text:p text:style-name="P1"/>
      <text:p text:style-name="P2"/>
      <text:p text:style-name="P6"><draw:frame draw:style-name="fr1" draw:name="Frame1" text:anchor-type="char" svg:x="4.6201in" svg:y="-0.3217in" svg:width="1.5098in" svg:height="1.8846in" draw:z-index="1"><draw:text-box><text:p text:style-name="P5">4</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Software Requirement Specification (SRS)</text:p>
      <text:p text:style-name="P7"/>
      <text:p text:style-name="P7"/>
      <text:p text:style-name="P7"/>
      <text:p text:style-name="P7"><draw:frame draw:style-name="fr2" draw:name="graphics1" text:anchor-type="as-char" svg:width="2.7591in" svg:height="1.8193in" draw:z-index="0"><draw:image xlink:href="Pictures/200000C40000ED4C0000958DBD07D370.wmf" xlink:type="simple" xlink:show="embed" xlink:actuate="onLoad"/></draw:frame></text:p>
      <text:p text:style-name="P28"><text:span text:style-name="T6">Lab 4: </text:span><text:span text:style-name="T6">Software Requirement Specification (SRS)</text:span></text:p>
      <text:p text:style-name="P2"><text:s/></text:p>
      <table:table table:name="Table1" table:style-name="Table1">
        <table:table-column table:style-name="Table1.A"/>
        <table:table-row table:style-name="Table1.1">
          <table:table-cell table:style-name="Table1.A1" office:value-type="string">
            <text:p text:style-name="P2"><text:span text:style-name="T4">Objectives</text:span> </text:p>
            <text:list xml:id="list8835600489459987020" text:style-name="WW8Num1">
              <text:list-item>
                <text:p text:style-name="P3">Gain a deeper understanding of the Software Requirement Specification phase and the Software Requirement Specification (SRS).</text:p>
              </text:list-item>
              <text:list-item>
                <text:p text:style-name="P3">Learn how to write requirements and specifications.</text:p>
              </text:list-item>
            </text:list>
          </table:table-cell>
        </table:table-row>
      </table:table>
      <text:p text:style-name="P2"/>
      <text:list xml:id="list4624122343282659309" text:style-name="WW8Num4">
        <text:list-item>
          <text:p text:style-name="P11">Outline</text:p>
        </text:list-item>
      </text:list>
      <text:list xml:id="list31741131" text:continue-list="list8835600489459987020" text:style-name="WW8Num1">
        <text:list-item>
          <text:p text:style-name="P3">Review of the requirements engineering process.</text:p>
        </text:list-item>
        <text:list-item>
          <text:p text:style-name="P3">Write requirements and specifications.</text:p>
        </text:list-item>
        <text:list-item>
          <text:p text:style-name="P3">Software Requirement Specification (SRS).</text:p>
        </text:list-item>
      </text:list>
      <text:p text:style-name="P2"/>
      <text:p text:style-name="P2"/>
      <text:list xml:id="list31746411" text:continue-list="list4624122343282659309" text:style-name="WW8Num4">
        <text:list-item>
          <text:p text:style-name="P11">Background</text:p>
        </text:list-item>
      </text:list>
      <text:p text:style-name="P2">A requirement is a statement of a behavior or attribute that a system must possess for the system to be acceptable to a stakeholder.</text:p>
      <text:p text:style-name="P2"/>
      <text:p text:style-name="P2">Software Requirement Specification (SRS) is a document that describes the requirements of a computer system from the user's point of view. An SRS document specifies: </text:p>
      <text:list xml:id="list31721472" text:continue-list="list31741131" text:style-name="WW8Num1">
        <text:list-item>
          <text:p text:style-name="P3">The required behavior of a system in terms of: input data, required processing, output data, operational scenarios and interfaces.</text:p>
        </text:list-item>
        <text:list-item>
          <text:p text:style-name="P3">The attributes of a system including: performance, security, maintainability, reliability, availability, safety requirements and design constraints.</text:p>
        </text:list-item>
      </text:list>
      <text:p text:style-name="P2"/>
      <text:p text:style-name="P2">Requirements engineering is a systematic approach to eliciting, organizing and documenting the requirements of a system. It is a process that establishes and maintains agreement between the customer and the project team on the changing requirements of a system.</text:p>
      <text:p text:style-name="P16"><text:s/></text:p>
      <text:p text:style-name="P2">Requirements engineering is important because, by organizing and tracking the requirements and managing the requirement changes, you improve the chances of completing the project on time and under budget. Poor change management is a key cause of project failure. </text:p>
      <text:p text:style-name="P2"/>
      <text:list xml:id="list3964190742212703728" text:style-name="WW8Num5">
        <text:list-item>
          <text:p text:style-name="P4"><text:span text:style-name="T9">Requirements </text:span><text:span text:style-name="T9">E</text:span><text:span text:style-name="T9">ngineering </text:span><text:span text:style-name="T9">P</text:span><text:span text:style-name="T9">rocess</text:span></text:p>
        </text:list-item>
      </text:list>
      <text:p text:style-name="P2"><text:span text:style-name="T8">Requirements engineering process</text:span><text:span text:style-name="T8"> consists of four phases:</text:span></text:p>
      <text:list xml:id="list31726415" text:continue-list="list31721472" text:style-name="WW8Num1">
        <text:list-item>
          <text:p text:style-name="P3">Requirements elicitation: getting the customers to state exactly what the requirements are.</text:p>
        </text:list-item>
        <text:list-item>
          <text:p text:style-name="P3">Requirements analysis: making qualitative judgments and checking for consistency and feasibility of requirements.</text:p>
        </text:list-item>
        <text:list-item>
          <text:p text:style-name="P3">Requirements Documentation: <text:span text:style-name="T8">documenting the requirement in the specified format.</text:span></text:p>
        </text:list-item>
        <text:list-item>
          <text:p text:style-name="P3">Requirements review: <text:span text:style-name="T8">this is ongoing activities which start from the beginning of RE</text:span>.<text:span text:style-name="T8"> The requirements are review and verify at any stage of the RE process.</text:span></text:p>
        </text:list-item>
      </text:list>
      <text:p text:style-name="P20"/>
      <text:list xml:id="list31737579" text:continue-list="list3964190742212703728" text:style-name="WW8Num5">
        <text:list-item>
          <text:p text:style-name="P4"><text:span text:style-name="T4">Writing </text:span><text:span text:style-name="T9">Requirements</text:span></text:p>
        </text:list-item>
      </text:list>
      <text:p text:style-name="P2">Requirements always need to be correct, unambiguous, complete, consistent, and testable.</text:p>
      <text:p text:style-name="P2"/>
      <text:list xml:id="list31734635" text:continue-numbering="true" text:style-name="WW8Num5">
        <text:list-item>
          <text:p text:style-name="P12">Writing Specifications</text:p>
        </text:list-item>
      </text:list>
      <text:p text:style-name="P2">Specification is a description of operations and attributes of a system. It can be a document, set of documents, a database of design information, a prototype, diagrams or any combination of these things.</text:p>
      <text:p text:style-name="P2"/>
      <text:p text:style-name="P2"><text:soft-page-break/>Specifications are different from requirements: specifications are sufficiently complete ─ not only what stakeholders say they want; usually, they have no conflicts; they describe the system as it will be built and resolve any conflicting requirements.</text:p>
      <text:p text:style-name="P2"/>
      <text:p text:style-name="P2"/>
      <text:list xml:id="list31735841" text:continue-numbering="true" text:style-name="WW8Num5">
        <text:list-item>
          <text:p text:style-name="P12">Software Requirement Specification (SRS)</text:p>
        </text:list-item>
      </text:list>
      <text:p text:style-name="P2">Remember that there is no “Perfect SRS”. However, SRS should be:</text:p>
      <text:list xml:id="list31716056" text:continue-list="list31726415" text:style-name="WW8Num1">
        <text:list-item>
          <text:p text:style-name="P3">Correct: each requirement represents something required by the target system.</text:p>
        </text:list-item>
        <text:list-item>
          <text:p text:style-name="P3">Unambiguous: every requirement in SRS has only one interpretation</text:p>
        </text:list-item>
        <text:list-item>
          <text:p text:style-name="P3">Complete: everything the target system should do is included in SRS (no sections are marked TBD-to be determined).</text:p>
        </text:list-item>
        <text:list-item>
          <text:p text:style-name="P3">Verifiable: there exists some finite process with which a person/machine can check that the actual as-built software product meets the requirements.</text:p>
        </text:list-item>
        <text:list-item>
          <text:p text:style-name="P3">Consistent in behavior and terms.</text:p>
        </text:list-item>
        <text:list-item>
          <text:p text:style-name="P3">Understandable by customers.</text:p>
        </text:list-item>
        <text:list-item>
          <text:p text:style-name="P3">Modifiable: changes can be made easily, completely and consistently.</text:p>
        </text:list-item>
        <text:list-item>
          <text:p text:style-name="P3">Design independent: doesn't imply specific software architecture or algorithm.</text:p>
        </text:list-item>
        <text:list-item>
          <text:p text:style-name="P3">Concise: shorter is better.</text:p>
        </text:list-item>
        <text:list-item>
          <text:p text:style-name="P3">Organized: requirements in SRS are easy to locate; related requirements are together.</text:p>
        </text:list-item>
        <text:list-item>
          <text:p text:style-name="P3">Traceable: each requirement is able to be referenced for later use (by the using paragraph numbers, one requirement in each paragraph, or by using convention for indication requirements)</text:p>
        </text:list-item>
      </text:list>
      <text:p text:style-name="P16"><text:s/></text:p>
      <text:list xml:id="list31728094" text:continue-list="list31746411" text:style-name="WW8Num4">
        <text:list-item>
          <text:p text:style-name="P11">Exercise</text:p>
        </text:list-item>
      </text:list>
      <text:p text:style-name="P17"/>
      <text:p text:style-name="P22">Write Software Requirement Specification of you project individually.</text:p>
      <text:p text:style-name="P23">Do the meeting beyond the class to finalize common SRS </text:p>
      <text:p text:style-name="P2"/>
      <text:list xml:id="list31744569" text:continue-numbering="true" text:style-name="WW8Num4">
        <text:list-item>
          <text:p text:style-name="P11">Deliverables</text:p>
        </text:list-item>
      </text:list>
      <text:list xml:id="list31723538" text:continue-list="list31716056" text:style-name="WW8Num1">
        <text:list-item>
          <text:p text:style-name="P9">SRS of the Project</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
      <text:p text:style-name="P2"><text:soft-page-break/></text:p>
      <text:p text:style-name="P2"/>
      <text:p text:style-name="P2"/>
      <text:p text:style-name="P15">Online Code Editor With Live Preview</text:p>
      <text:p text:style-name="P10">1. Introduction</text:p>
      <text:p text:style-name="P21">1.1 Purpose</text:p>
      <text:p text:style-name="P19">The purpose of the Online HTML Code Editor is to provide a platform for users to write, edit, and run HTML code in real-time. It aims to streamline the process of writing and testing HTML code for both novice and experienced developers.</text:p>
      <text:p text:style-name="P19"/>
      <text:p text:style-name="P21">1.2 Scope</text:p>
      <text:p text:style-name="P19">The Online HTML Code Editor will include features such as syntax highlighting, error detection, auto-completion, and live preview. It will also functionalities for saving and sharing code snippets. </text:p>
      <text:p text:style-name="P19"/>
      <text:p text:style-name="P21">1.3 Definitions, Acronyms, and Abbreviations</text:p>
      <text:p text:style-name="P19">SRS: Software Requirements Specification</text:p>
      <text:p text:style-name="P19">UI: User Interface</text:p>
      <text:p text:style-name="P19">API: Application Programming Interface</text:p>
      <text:p text:style-name="P19">HTML: Hyper Text Markup Language</text:p>
      <text:p text:style-name="P19"/>
      <text:p text:style-name="P10">2. Overall Description</text:p>
      <text:p text:style-name="P21">2.1 Product Perspective</text:p>
      <text:p text:style-name="P19">The Online HTML Code Editor will be a standalone web application accessible via standard web browsers. It will utilize a server to store user data and code snippets.</text:p>
      <text:p text:style-name="P19"/>
      <text:p text:style-name="P21">2.2 Product Features</text:p>
      <text:list xml:id="list31716405" text:continue-numbering="true" text:style-name="WW8Num1">
        <text:list-item>
          <text:list>
            <text:list-item>
              <text:p text:style-name="P3">User registration and authentication</text:p>
            </text:list-item>
            <text:list-item>
              <text:p text:style-name="P3">Syntax highlighting</text:p>
            </text:list-item>
            <text:list-item>
              <text:p text:style-name="P3">Error detection </text:p>
            </text:list-item>
            <text:list-item>
              <text:p text:style-name="P3">Auto-completion </text:p>
            </text:list-item>
            <text:list-item>
              <text:p text:style-name="P3">Live preview of HTML code </text:p>
            </text:list-item>
          </text:list>
        </text:list-item>
      </text:list>
      <text:p text:style-name="P24"/>
      <text:p text:style-name="P21">2.3 User Classes and Characteristics</text:p>
      <text:p text:style-name="P19">Guest Users: Can write, edit, and run HTML code without registering.</text:p>
      <text:p text:style-name="P19">Registered Users: Can perform all actions available to guest users, plus save and share code snippets.</text:p>
      <text:p text:style-name="P19"/>
      <text:p text:style-name="P10">3. Specific Requirements</text:p>
      <text:p text:style-name="P21">3.1 External Interface Requirements</text:p>
      <text:p text:style-name="P25">3.1.1 User Interfaces</text:p>
      <text:p text:style-name="P24">The UI shall be intuitive, responsive, and accessible across various devices and screen sizes. Users shall be able to navigate through website using a menu-based navigation system..</text:p>
      <text:p text:style-name="P25"/>
      <text:p text:style-name="P25">3.1.2 Hardware Interfaces</text:p>
      <text:p text:style-name="P24">The system shall be hosted on dedicated servers with the following minimum specifications:</text:p>
      <text:p text:style-name="P24"/>
      <text:p text:style-name="P26">Processor: Dual-core Intel Xeon or equivalent</text:p>
      <text:p text:style-name="P26">RAM: 16 GB DDR4</text:p>
      <text:p text:style-name="P26"><text:soft-page-break/>Storage: 512 GB SSD</text:p>
      <text:p text:style-name="P26">Network Interface: Gigabit Ethernet</text:p>
      <text:p text:style-name="P26">The servers must be capable of supporting the required software stack, including the web server, database server, and application runtime environment.</text:p>
      <text:p text:style-name="P24"/>
      <text:p text:style-name="P24">The system shall be accessible from client devices, including desktop computers, laptops, tablets, and smart phones.</text:p>
      <text:p text:style-name="P24"/>
      <text:p text:style-name="P25">3.1.3 Software Interfaces</text:p>
      <text:p text:style-name="P24">The system shall utilize a relational database (e.g., MySQL) to store and retrieve user data and code snippets. The application shall be accessible via standard web browsers such as Google Chrome, Mozilla Firefox, and Safari.</text:p>
      <text:p text:style-name="P24"/>
      <text:p text:style-name="P21">3.2 Functional Requirements</text:p>
      <text:p text:style-name="P25">3.2.1 User Management</text:p>
      <text:p text:style-name="P24">Users shall be able to register for an account by providing a valid email address and password. Registered users shall be able to log in using their credentials securely.</text:p>
      <text:p text:style-name="P25">3.2.2 Code Management</text:p>
      <text:p text:style-name="P24">Users shall be able to use features such as syntax highlighting, error detection, and auto-completion while writing code. They shall be able to see a live preview of their HTML code. They shall be able to save their code snippets and share them with others.</text:p>
      <text:p text:style-name="P24"/>
      <text:p text:style-name="P21">3.3 Non-Functional Requirements</text:p>
      <text:p text:style-name="P25">3.3.1 Performance</text:p>
      <text:p text:style-name="P24">The system shall respond to user interactions (e.g., typing code, running code) within 2 seconds under normal load conditions. The system be able to handle a concurrent user load of up to 100 users without significant performance degradation. </text:p>
      <text:p text:style-name="P25">3.3.2 Security</text:p>
      <text:p text:style-name="P24">User passwords shall be stored securely using industry-standard encryption algorithms. The system shall implement HTTPS encryption to ensure secure communication between the client and the server.</text:p>
      <text:p text:style-name="P25">3.3.3 Usability</text:p>
      <text:p text:style-name="P24">The system shall provide an intuitive and user-friendly interface. It shall be accessible across various devices and screen sizes. The system shall provide clear error messages and guidance to users to correct their mistake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color="#000000"/>
    </style:style>
    <style:style style:name="Title_20_3" style:display-name="Title 3" style:family="paragraph" style:parent-style-name="Standard" style:list-style-name="WW8Num2">
      <style:text-properties fo:font-weight="bold" style:font-weight-asian="bold" style:font-weight-complex="bold"/>
    </style:style>
    <style:style style:name="Title_20_2" style:display-name="Title 2" style:family="paragraph" style:parent-style-name="Heading_20_2" style:default-outline-level="2">
      <style:paragraph-properties fo:margin-top="0in" fo:margin-bottom="0in"/>
      <style:text-properties style:font-name="Times New Roman" fo:font-size="12pt" fo:font-style="normal" style:font-size-asian="12pt" style:font-style-asian="normal" style:font-name-complex="Times New Roman" style:font-size-complex="12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language="en" fo:country="GB"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style:font-name="Symbol" style:font-name-comple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weight="bold" style:font-name-asian="Times New Roman" style:font-weight-asian="bold" style:font-name-complex="Times New Roman"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z0" style:num-prefix="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2" text:style-name="WW8Num3z0" style:num-prefix="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outline-level-style>
      <text:outline-level-style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2.3." style:num-format="1">
        <style:list-level-properties text:list-level-position-and-space-mode="label-alignment">
          <style:list-level-label-alignment text:label-followed-by="listtab" text:list-tab-stop-position="0.5in" fo:text-indent="-0.5in" fo:margin-left="0.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2." style:num-format="1">
        <style:list-level-properties text:list-level-position-and-space-mode="label-alignment">
          <style:list-level-label-alignment text:label-followed-by="listtab" text:list-tab-stop-position="0.4in" fo:text-indent="-0.4in" fo:margin-left="0.4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2."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1in" fo:margin-bottom="0.8in" fo:margin-left="0.8862in" fo:margin-right="0.58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Software Engineering Lab Manual (18B17CI672)</text:span></text:p>
        <text:p text:style-name="MP2"/>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CS 413: Lab Manual</dc:title>
    <meta:creation-date>2024-02-05T11:35:31.13</meta:creation-date>
    <dc:date>2024-02-05T11:47:38.86</dc:date>
    <meta:print-date>2016-09-30T13:20:00</meta:print-date>
    <meta:editing-cycles>188</meta:editing-cycles>
    <meta:editing-duration>P1DT6H4M8S</meta:editing-duration>
    <meta:document-statistic meta:table-count="1" meta:image-count="1" meta:object-count="0" meta:page-count="5" meta:paragraph-count="101" meta:word-count="1102" meta:character-count="7417"/>
    <meta:generator>OpenOffice/4.0.1$Win32 OpenOffice.org_project/401m5$Build-9714</meta:generator>
  </office:meta>
</office:document-meta>
</file>